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>
      <style:text-properties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tyle="normal" style:font-style-asian="normal" style:font-style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 style:font-name-asian="DejaVu Sans" style:font-name-complex="Noto Sans Arabic UI"/>
    </style:style>
  </office:automatic-styles>
  <office:body>
    <office:spreadsheet>
      <table:calculation-settings table:automatic-find-labels="false" table:use-regular-expressions="false" table:use-wildcards="true"/>
      <table:table table:name="Without Glove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Units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Val_loss</text:p>
          </table:table-cell>
          <table:table-cell office:value-type="string" calcext:value-type="string">
            <text:p>Val_acc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93" calcext:value-type="float">
            <text:p>0.0293</text:p>
          </table:table-cell>
          <table:table-cell office:value-type="float" office:value="0.9911" calcext:value-type="float">
            <text:p>0.9911</text:p>
          </table:table-cell>
          <table:table-cell office:value-type="float" office:value="0.4835" calcext:value-type="float">
            <text:p>0.4835</text:p>
          </table:table-cell>
          <table:table-cell office:value-type="float" office:value="0.8845" calcext:value-type="float">
            <text:p>0.884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379" calcext:value-type="float">
            <text:p>0.0379</text:p>
          </table:table-cell>
          <table:table-cell office:value-type="float" office:value="0.9888" calcext:value-type="float">
            <text:p>0.9888</text:p>
          </table:table-cell>
          <table:table-cell office:value-type="float" office:value="0.4672" calcext:value-type="float">
            <text:p>0.4672</text:p>
          </table:table-cell>
          <table:table-cell office:value-type="float" office:value="0.805" calcext:value-type="float">
            <text:p>0.80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339" calcext:value-type="float">
            <text:p>0.0339</text:p>
          </table:table-cell>
          <table:table-cell office:value-type="float" office:value="0.9983" calcext:value-type="float">
            <text:p>0.9983</text:p>
          </table:table-cell>
          <table:table-cell office:value-type="float" office:value="0.4481" calcext:value-type="float">
            <text:p>0.4481</text:p>
          </table:table-cell>
          <table:table-cell office:value-type="float" office:value="0.8885" calcext:value-type="float">
            <text:p>0.888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303" calcext:value-type="float">
            <text:p>0.0303</text:p>
          </table:table-cell>
          <table:table-cell office:value-type="float" office:value="0.9916" calcext:value-type="float">
            <text:p>0.9916</text:p>
          </table:table-cell>
          <table:table-cell office:value-type="float" office:value="0.4943" calcext:value-type="float">
            <text:p>0.4943</text:p>
          </table:table-cell>
          <table:table-cell office:value-type="float" office:value="0.8725" calcext:value-type="float">
            <text:p>0.872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276" calcext:value-type="float">
            <text:p>0.0276</text:p>
          </table:table-cell>
          <table:table-cell office:value-type="float" office:value="0.9915" calcext:value-type="float">
            <text:p>0.9915</text:p>
          </table:table-cell>
          <table:table-cell office:value-type="float" office:value="0.5012" calcext:value-type="float">
            <text:p>0.5012</text:p>
          </table:table-cell>
          <table:table-cell office:value-type="float" office:value="0.8828" calcext:value-type="float">
            <text:p>0.882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437" calcext:value-type="float">
            <text:p>0.0437</text:p>
          </table:table-cell>
          <table:table-cell office:value-type="float" office:value="0.9861" calcext:value-type="float">
            <text:p>0.9861</text:p>
          </table:table-cell>
          <table:table-cell office:value-type="float" office:value="0.4394" calcext:value-type="float">
            <text:p>0.4394</text:p>
          </table:table-cell>
          <table:table-cell office:value-type="float" office:value="0.8742" calcext:value-type="float">
            <text:p>0.874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245" calcext:value-type="float">
            <text:p>0.0245</text:p>
          </table:table-cell>
          <table:table-cell office:value-type="float" office:value="0.9927" calcext:value-type="float">
            <text:p>0.9927</text:p>
          </table:table-cell>
          <table:table-cell office:value-type="float" office:value="0.5026" calcext:value-type="float">
            <text:p>0.5026</text:p>
          </table:table-cell>
          <table:table-cell office:value-type="float" office:value="0.8865" calcext:value-type="float">
            <text:p>0.886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535" calcext:value-type="float">
            <text:p>0.0535</text:p>
          </table:table-cell>
          <table:table-cell office:value-type="float" office:value="0.9818" calcext:value-type="float">
            <text:p>0.9818</text:p>
          </table:table-cell>
          <table:table-cell office:value-type="float" office:value="0.4868" calcext:value-type="float">
            <text:p>0.4868</text:p>
          </table:table-cell>
          <table:table-cell office:value-type="float" office:value="0.8868" calcext:value-type="float">
            <text:p>0.886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278" calcext:value-type="float">
            <text:p>0.0278</text:p>
          </table:table-cell>
          <table:table-cell office:value-type="float" office:value="0.9913" calcext:value-type="float">
            <text:p>0.9913</text:p>
          </table:table-cell>
          <table:table-cell office:value-type="float" office:value="0.4782" calcext:value-type="float">
            <text:p>0.4782</text:p>
          </table:table-cell>
          <table:table-cell office:value-type="float" office:value="0.8824" calcext:value-type="float">
            <text:p>0.882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23" calcext:value-type="float">
            <text:p>0.023</text:p>
          </table:table-cell>
          <table:table-cell office:value-type="float" office:value="0.9938" calcext:value-type="float">
            <text:p>0.9938</text:p>
          </table:table-cell>
          <table:table-cell office:value-type="float" office:value="0.5521" calcext:value-type="float">
            <text:p>0.5521</text:p>
          </table:table-cell>
          <table:table-cell office:value-type="float" office:value="0.8663" calcext:value-type="float">
            <text:p>0.866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9929" calcext:value-type="float">
            <text:p>0.9929</text:p>
          </table:table-cell>
          <table:table-cell office:value-type="float" office:value="0.4533" calcext:value-type="float">
            <text:p>0.4533</text:p>
          </table:table-cell>
          <table:table-cell office:value-type="float" office:value="0.8812" calcext:value-type="float">
            <text:p>0.881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272" calcext:value-type="float">
            <text:p>0.0272</text:p>
          </table:table-cell>
          <table:table-cell office:value-type="float" office:value="0.9927" calcext:value-type="float">
            <text:p>0.9927</text:p>
          </table:table-cell>
          <table:table-cell office:value-type="float" office:value="0.4622" calcext:value-type="float">
            <text:p>0.4622</text:p>
          </table:table-cell>
          <table:table-cell office:value-type="float" office:value="0.8879" calcext:value-type="float">
            <text:p>0.8879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358" calcext:value-type="float">
            <text:p>0.0358</text:p>
          </table:table-cell>
          <table:table-cell office:value-type="float" office:value="0.9899" calcext:value-type="float">
            <text:p>0.9899</text:p>
          </table:table-cell>
          <table:table-cell office:value-type="float" office:value="0.4761" calcext:value-type="float">
            <text:p>0.4761</text:p>
          </table:table-cell>
          <table:table-cell office:value-type="float" office:value="0.8785" calcext:value-type="float">
            <text:p>0.878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wo-layer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Val_loss</text:p>
          </table:table-cell>
          <table:table-cell office:value-type="string" calcext:value-type="string">
            <text:p>Val_acc</text:p>
          </table:table-cell>
          <table:table-cell/>
        </table:table-row>
        <table:table-row table:style-name="ro1">
          <table:table-cell office:value-type="string" calcext:value-type="string">
            <text:p>Unit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226" calcext:value-type="float">
            <text:p>0.0226</text:p>
          </table:table-cell>
          <table:table-cell office:value-type="float" office:value="0.9943" calcext:value-type="float">
            <text:p>0.9943</text:p>
          </table:table-cell>
          <table:table-cell office:value-type="float" office:value="0.5295" calcext:value-type="float">
            <text:p>0.5295</text:p>
          </table:table-cell>
          <table:table-cell office:value-type="float" office:value="0.8826" calcext:value-type="float">
            <text:p>0.882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263" calcext:value-type="float">
            <text:p>0.0263</text:p>
          </table:table-cell>
          <table:table-cell office:value-type="float" office:value="0.9928" calcext:value-type="float">
            <text:p>0.9928</text:p>
          </table:table-cell>
          <table:table-cell office:value-type="float" office:value="0.5396" calcext:value-type="float">
            <text:p>0.5396</text:p>
          </table:table-cell>
          <table:table-cell office:value-type="float" office:value="0.8703" calcext:value-type="float">
            <text:p>0.870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253" calcext:value-type="float">
            <text:p>0.0253</text:p>
          </table:table-cell>
          <table:table-cell office:value-type="float" office:value="0.9932" calcext:value-type="float">
            <text:p>0.9932</text:p>
          </table:table-cell>
          <table:table-cell office:value-type="float" office:value="0.5173" calcext:value-type="float">
            <text:p>0.5173</text:p>
          </table:table-cell>
          <table:table-cell office:value-type="float" office:value="0.8848" calcext:value-type="float">
            <text:p>0.884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9943" calcext:value-type="float">
            <text:p>0.9943</text:p>
          </table:table-cell>
          <table:table-cell office:value-type="float" office:value="0.5284" calcext:value-type="float">
            <text:p>0.5284</text:p>
          </table:table-cell>
          <table:table-cell office:value-type="float" office:value="0.8817" calcext:value-type="float">
            <text:p>0.881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" calcext:value-type="float">
            <text:p>0.01</text:p>
          </table:table-cell>
          <table:table-cell office:value-type="float" office:value="0.9949" calcext:value-type="float">
            <text:p>0.9949</text:p>
          </table:table-cell>
          <table:table-cell office:value-type="float" office:value="0.5327" calcext:value-type="float">
            <text:p>0.5327</text:p>
          </table:table-cell>
          <table:table-cell office:value-type="float" office:value="0.8763" calcext:value-type="float">
            <text:p>0.876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243" calcext:value-type="float">
            <text:p>0.0243</text:p>
          </table:table-cell>
          <table:table-cell office:value-type="float" office:value="0.9938" calcext:value-type="float">
            <text:p>0.9938</text:p>
          </table:table-cell>
          <table:table-cell office:value-type="float" office:value="0.5096" calcext:value-type="float">
            <text:p>0.5096</text:p>
          </table:table-cell>
          <table:table-cell office:value-type="float" office:value="0.8765" calcext:value-type="float">
            <text:p>0.876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9978" calcext:value-type="float">
            <text:p>0.9978</text:p>
          </table:table-cell>
          <table:table-cell office:value-type="float" office:value="0.5689" calcext:value-type="float">
            <text:p>0.5689</text:p>
          </table:table-cell>
          <table:table-cell office:value-type="float" office:value="0.8728" calcext:value-type="float">
            <text:p>0.872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191" calcext:value-type="float">
            <text:p>0.0191</text:p>
          </table:table-cell>
          <table:table-cell office:value-type="float" office:value="0.9958" calcext:value-type="float">
            <text:p>0.9958</text:p>
          </table:table-cell>
          <table:table-cell office:value-type="float" office:value="0.5293" calcext:value-type="float">
            <text:p>0.5293</text:p>
          </table:table-cell>
          <table:table-cell office:value-type="float" office:value="0.8805" calcext:value-type="float">
            <text:p>0.880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58" calcext:value-type="float">
            <text:p>0.0258</text:p>
          </table:table-cell>
          <table:table-cell office:value-type="float" office:value="0.993" calcext:value-type="float">
            <text:p>0.993</text:p>
          </table:table-cell>
          <table:table-cell office:value-type="float" office:value="0.5258" calcext:value-type="float">
            <text:p>0.5258</text:p>
          </table:table-cell>
          <table:table-cell office:value-type="float" office:value="0.8844" calcext:value-type="float">
            <text:p>0.8844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lu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Val_loss</text:p>
          </table:table-cell>
          <table:table-cell office:value-type="string" calcext:value-type="string">
            <text:p>Val_acc</text:p>
          </table:table-cell>
          <table:table-cell/>
        </table:table-row>
        <table:table-row table:style-name="ro1">
          <table:table-cell office:value-type="string" calcext:value-type="string">
            <text:p>Unit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863" calcext:value-type="float">
            <text:p>0.0863</text:p>
          </table:table-cell>
          <table:table-cell office:value-type="float" office:value="0.9853" calcext:value-type="float">
            <text:p>0.9853</text:p>
          </table:table-cell>
          <table:table-cell office:value-type="float" office:value="0.8878" calcext:value-type="float">
            <text:p>0.8878</text:p>
          </table:table-cell>
          <table:table-cell office:value-type="float" office:value="0.8494" calcext:value-type="float">
            <text:p>0.849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056" calcext:value-type="float">
            <text:p>0.1056</text:p>
          </table:table-cell>
          <table:table-cell office:value-type="float" office:value="0.9735" calcext:value-type="float">
            <text:p>0.9735</text:p>
          </table:table-cell>
          <table:table-cell office:value-type="float" office:value="0.8743" calcext:value-type="float">
            <text:p>0.8743</text:p>
          </table:table-cell>
          <table:table-cell office:value-type="float" office:value="0.8591" calcext:value-type="float">
            <text:p>0.859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975" calcext:value-type="float">
            <text:p>0.0975</text:p>
          </table:table-cell>
          <table:table-cell office:value-type="float" office:value="0.9853" calcext:value-type="float">
            <text:p>0.9853</text:p>
          </table:table-cell>
          <table:table-cell office:value-type="float" office:value="0.9929" calcext:value-type="float">
            <text:p>0.9929</text:p>
          </table:table-cell>
          <table:table-cell office:value-type="float" office:value="0.8726" calcext:value-type="float">
            <text:p>0.872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748" calcext:value-type="float">
            <text:p>0.1748</text:p>
          </table:table-cell>
          <table:table-cell office:value-type="float" office:value="0.9511" calcext:value-type="float">
            <text:p>0.9511</text:p>
          </table:table-cell>
          <table:table-cell office:value-type="float" office:value="0.8465" calcext:value-type="float">
            <text:p>0.8465</text:p>
          </table:table-cell>
          <table:table-cell office:value-type="float" office:value="0.8288" calcext:value-type="float">
            <text:p>0.8288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RU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Val_loss</text:p>
          </table:table-cell>
          <table:table-cell office:value-type="string" calcext:value-type="string">
            <text:p>Val_acc</text:p>
          </table:table-cell>
          <table:table-cell/>
        </table:table-row>
        <table:table-row table:style-name="ro1">
          <table:table-cell office:value-type="string" calcext:value-type="string">
            <text:p>Unit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239" calcext:value-type="float">
            <text:p>0.0239</text:p>
          </table:table-cell>
          <table:table-cell office:value-type="float" office:value="0.9931" calcext:value-type="float">
            <text:p>0.9931</text:p>
          </table:table-cell>
          <table:table-cell office:value-type="float" office:value="0.4811" calcext:value-type="float">
            <text:p>0.4811</text:p>
          </table:table-cell>
          <table:table-cell office:value-type="float" office:value="0.8741" calcext:value-type="float">
            <text:p>0.874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221" calcext:value-type="float">
            <text:p>0.0221</text:p>
          </table:table-cell>
          <table:table-cell office:value-type="float" office:value="0.9938" calcext:value-type="float">
            <text:p>0.9938</text:p>
          </table:table-cell>
          <table:table-cell office:value-type="float" office:value="0.5101" calcext:value-type="float">
            <text:p>0.5101</text:p>
          </table:table-cell>
          <table:table-cell office:value-type="float" office:value="0.8779" calcext:value-type="float">
            <text:p>0.877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195" calcext:value-type="float">
            <text:p>0.0195</text:p>
          </table:table-cell>
          <table:table-cell office:value-type="float" office:value="0.9946" calcext:value-type="float">
            <text:p>0.9946</text:p>
          </table:table-cell>
          <table:table-cell office:value-type="float" office:value="0.5484" calcext:value-type="float">
            <text:p>0.5484</text:p>
          </table:table-cell>
          <table:table-cell office:value-type="float" office:value="0.8791" calcext:value-type="float">
            <text:p>0.879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133" calcext:value-type="float">
            <text:p>0.0133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5567" calcext:value-type="float">
            <text:p>0.5567</text:p>
          </table:table-cell>
          <table:table-cell office:value-type="float" office:value="0.8717" calcext:value-type="float">
            <text:p>0.8717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timizers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Val_loss</text:p>
          </table:table-cell>
          <table:table-cell office:value-type="string" calcext:value-type="string">
            <text:p>Val_acc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dam</text:p>
          </table:table-cell>
          <table:table-cell office:value-type="float" office:value="0.0245" calcext:value-type="float">
            <text:p>0.0245</text:p>
          </table:table-cell>
          <table:table-cell office:value-type="float" office:value="0.9927" calcext:value-type="float">
            <text:p>0.9927</text:p>
          </table:table-cell>
          <table:table-cell office:value-type="float" office:value="0.5026" calcext:value-type="float">
            <text:p>0.5026</text:p>
          </table:table-cell>
          <table:table-cell office:value-type="float" office:value="0.8865" calcext:value-type="float">
            <text:p>0.8865</text:p>
          </table:table-cell>
          <table:table-cell/>
        </table:table-row>
        <table:table-row table:style-name="ro1">
          <table:table-cell office:value-type="string" calcext:value-type="string">
            <text:p>rmsrop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9941" calcext:value-type="float">
            <text:p>0.9941</text:p>
          </table:table-cell>
          <table:table-cell office:value-type="float" office:value="0.5126" calcext:value-type="float">
            <text:p>0.5126</text:p>
          </table:table-cell>
          <table:table-cell office:value-type="float" office:value="0.8782" calcext:value-type="float">
            <text:p>0.8782</text:p>
          </table:table-cell>
          <table:table-cell/>
        </table:table-row>
        <table:table-row table:style-name="ro1">
          <table:table-cell office:value-type="string" calcext:value-type="string">
            <text:p>adamax</text:p>
          </table:table-cell>
          <table:table-cell office:value-type="float" office:value="0.0236" calcext:value-type="float">
            <text:p>0.0236</text:p>
          </table:table-cell>
          <table:table-cell office:value-type="float" office:value="0.996" calcext:value-type="float">
            <text:p>0.996</text:p>
          </table:table-cell>
          <table:table-cell office:value-type="float" office:value="0.5038" calcext:value-type="float">
            <text:p>0.5038</text:p>
          </table:table-cell>
          <table:table-cell office:value-type="float" office:value="0.778" calcext:value-type="float">
            <text:p>0.778</text:p>
          </table:table-cell>
          <table:table-cell table:style-name="ce3"/>
        </table:table-row>
        <table:table-row table:style-name="ro1">
          <table:table-cell office:value-type="string" calcext:value-type="string">
            <text:p>nadam</text:p>
          </table:table-cell>
          <table:table-cell table:style-name="ce1" office:value-type="float" office:value="0.00087285" calcext:value-type="float">
            <text:p>8.73E-04</text:p>
          </table:table-cell>
          <table:table-cell table:style-name="ce2" office:value-type="float" office:value="0.9999" calcext:value-type="float">
            <text:p>0.9999</text:p>
          </table:table-cell>
          <table:table-cell office:value-type="string" calcext:value-type="string">
            <text:p><text:span text:style-name="T1">.</text:span><text:span text:style-name="T2">8062</text:span></text:p>
          </table:table-cell>
          <table:table-cell office:value-type="string" calcext:value-type="string">
            <text:p><text:span text:style-name="T1">.</text:span><text:span text:style-name="T2">8831</text:span></text:p>
          </table:table-cell>
          <table:table-cell table:style-name="ce3"/>
        </table:table-row>
        <table:table-row table:style-name="ro1">
          <table:table-cell office:value-type="string" calcext:value-type="string">
            <text:p>adadelta</text:p>
          </table:table-cell>
          <table:table-cell table:style-name="ce2" office:value-type="float" office:value="0.6923" calcext:value-type="float">
            <text:p>0.6923</text:p>
          </table:table-cell>
          <table:table-cell office:value-type="float" office:value="0.5376" calcext:value-type="float">
            <text:p>0.5376</text:p>
          </table:table-cell>
          <table:table-cell office:value-type="float" office:value="0.6921" calcext:value-type="float">
            <text:p>0.6921</text:p>
          </table:table-cell>
          <table:table-cell office:value-type="float" office:value="0.546" calcext:value-type="float">
            <text:p>0.546</text:p>
          </table:table-cell>
          <table:table-cell table:style-name="ce3"/>
        </table:table-row>
        <table:table-row table:style-name="ro1">
          <table:table-cell office:value-type="string" calcext:value-type="string">
            <text:p>sgd</text:p>
          </table:table-cell>
          <table:table-cell office:value-type="float" office:value="0.5448" calcext:value-type="float">
            <text:p>0.5448</text:p>
          </table:table-cell>
          <table:table-cell office:value-type="float" office:value="0.7263" calcext:value-type="float">
            <text:p>0.7263</text:p>
          </table:table-cell>
          <table:table-cell office:value-type="float" office:value="0.6966" calcext:value-type="float">
            <text:p>0.6966</text:p>
          </table:table-cell>
          <table:table-cell office:value-type="float" office:value="0.6239" calcext:value-type="float">
            <text:p>0.6239</text:p>
          </table:table-cell>
          <table:table-cell table:style-name="ce3"/>
        </table:table-row>
        <table:table-row table:style-name="ro1">
          <table:table-cell office:value-type="string" calcext:value-type="string">
            <text:p>adgrad</text:p>
          </table:table-cell>
          <table:table-cell office:value-type="float" office:value="0.4135" calcext:value-type="float">
            <text:p>0.4135</text:p>
          </table:table-cell>
          <table:table-cell office:value-type="float" office:value="0.825" calcext:value-type="float">
            <text:p>0.825</text:p>
          </table:table-cell>
          <table:table-cell office:value-type="float" office:value="0.4134" calcext:value-type="float">
            <text:p>0.4134</text:p>
          </table:table-cell>
          <table:table-cell office:value-type="float" office:value="0.8271" calcext:value-type="float">
            <text:p>0.8271</text:p>
          </table:table-cell>
          <table:table-cell/>
        </table:table-row>
      </table:table>
      <table:table table:name="With Glove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Units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Val_loss</text:p>
          </table:table-cell>
          <table:table-cell office:value-type="string" calcext:value-type="string">
            <text:p>Val_acc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098" calcext:value-type="float">
            <text:p>0.3098</text:p>
          </table:table-cell>
          <table:table-cell office:value-type="float" office:value="0.8729" calcext:value-type="float">
            <text:p>0.8729</text:p>
          </table:table-cell>
          <table:table-cell office:value-type="float" office:value="0.3789" calcext:value-type="float">
            <text:p>0.3789</text:p>
          </table:table-cell>
          <table:table-cell office:value-type="float" office:value="0.8398" calcext:value-type="float">
            <text:p>0.839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898" calcext:value-type="float">
            <text:p>0.2898</text:p>
          </table:table-cell>
          <table:table-cell office:value-type="float" office:value="0.8782" calcext:value-type="float">
            <text:p>0.8782</text:p>
          </table:table-cell>
          <table:table-cell office:value-type="float" office:value="0.3564" calcext:value-type="float">
            <text:p>0.3564</text:p>
          </table:table-cell>
          <table:table-cell office:value-type="float" office:value="0.8417" calcext:value-type="float">
            <text:p>0.841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168" calcext:value-type="float">
            <text:p>0.2168</text:p>
          </table:table-cell>
          <table:table-cell office:value-type="float" office:value="0.9154" calcext:value-type="float">
            <text:p>0.9154</text:p>
          </table:table-cell>
          <table:table-cell office:value-type="float" office:value="0.3685" calcext:value-type="float">
            <text:p>0.3685</text:p>
          </table:table-cell>
          <table:table-cell office:value-type="float" office:value="0.8589" calcext:value-type="float">
            <text:p>0.858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249" calcext:value-type="float">
            <text:p>0.3249</text:p>
          </table:table-cell>
          <table:table-cell office:value-type="float" office:value="0.8615" calcext:value-type="float">
            <text:p>0.8615</text:p>
          </table:table-cell>
          <table:table-cell office:value-type="float" office:value="0.4264" calcext:value-type="float">
            <text:p>0.4264</text:p>
          </table:table-cell>
          <table:table-cell office:value-type="float" office:value="0.8963" calcext:value-type="float">
            <text:p>0.896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261" calcext:value-type="float">
            <text:p>0.3261</text:p>
          </table:table-cell>
          <table:table-cell office:value-type="float" office:value="0.8611" calcext:value-type="float">
            <text:p>0.8611</text:p>
          </table:table-cell>
          <table:table-cell office:value-type="float" office:value="0.3554" calcext:value-type="float">
            <text:p>0.3554</text:p>
          </table:table-cell>
          <table:table-cell office:value-type="float" office:value="0.8453" calcext:value-type="float">
            <text:p>0.845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123" calcext:value-type="float">
            <text:p>0.3123</text:p>
          </table:table-cell>
          <table:table-cell office:value-type="float" office:value="0.8655" calcext:value-type="float">
            <text:p>0.8655</text:p>
          </table:table-cell>
          <table:table-cell office:value-type="float" office:value="0.4226" calcext:value-type="float">
            <text:p>0.4226</text:p>
          </table:table-cell>
          <table:table-cell office:value-type="float" office:value="0.8224" calcext:value-type="float">
            <text:p>0.822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07" calcext:value-type="float">
            <text:p>0.307</text:p>
          </table:table-cell>
          <table:table-cell office:value-type="float" office:value="0.8711" calcext:value-type="float">
            <text:p>0.8711</text:p>
          </table:table-cell>
          <table:table-cell office:value-type="float" office:value="0.3467" calcext:value-type="float">
            <text:p>0.3467</text:p>
          </table:table-cell>
          <table:table-cell office:value-type="float" office:value="0.8479" calcext:value-type="float">
            <text:p>0.847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548" calcext:value-type="float">
            <text:p>0.2548</text:p>
          </table:table-cell>
          <table:table-cell office:value-type="float" office:value="0.8978" calcext:value-type="float">
            <text:p>0.8978</text:p>
          </table:table-cell>
          <table:table-cell office:value-type="float" office:value="0.3869" calcext:value-type="float">
            <text:p>0.3869</text:p>
          </table:table-cell>
          <table:table-cell office:value-type="float" office:value="0.8349" calcext:value-type="float">
            <text:p>0.8349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472" calcext:value-type="float">
            <text:p>0.2472</text:p>
          </table:table-cell>
          <table:table-cell office:value-type="float" office:value="0.9083" calcext:value-type="float">
            <text:p>0.9083</text:p>
          </table:table-cell>
          <table:table-cell office:value-type="float" office:value="0.3337" calcext:value-type="float">
            <text:p>0.3337</text:p>
          </table:table-cell>
          <table:table-cell office:value-type="float" office:value="0.8688" calcext:value-type="float">
            <text:p>0.868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551" calcext:value-type="float">
            <text:p>0.2551</text:p>
          </table:table-cell>
          <table:table-cell office:value-type="float" office:value="0.8954" calcext:value-type="float">
            <text:p>0.8954</text:p>
          </table:table-cell>
          <table:table-cell office:value-type="float" office:value="0.3552" calcext:value-type="float">
            <text:p>0.3552</text:p>
          </table:table-cell>
          <table:table-cell office:value-type="float" office:value="0.8529" calcext:value-type="float">
            <text:p>0.852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421" calcext:value-type="float">
            <text:p>0.2421</text:p>
          </table:table-cell>
          <table:table-cell office:value-type="float" office:value="0.9014" calcext:value-type="float">
            <text:p>0.9014</text:p>
          </table:table-cell>
          <table:table-cell office:value-type="float" office:value="0.3331" calcext:value-type="float">
            <text:p>0.3331</text:p>
          </table:table-cell>
          <table:table-cell office:value-type="float" office:value="0.8567" calcext:value-type="float">
            <text:p>0.856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434" calcext:value-type="float">
            <text:p>0.2434</text:p>
          </table:table-cell>
          <table:table-cell office:value-type="float" office:value="0.8999" calcext:value-type="float">
            <text:p>0.8999</text:p>
          </table:table-cell>
          <table:table-cell office:value-type="float" office:value="0.3682" calcext:value-type="float">
            <text:p>0.3682</text:p>
          </table:table-cell>
          <table:table-cell office:value-type="float" office:value="0.8456" calcext:value-type="float">
            <text:p>0.845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366" calcext:value-type="float">
            <text:p>0.2366</text:p>
          </table:table-cell>
          <table:table-cell office:value-type="float" office:value="0.9037" calcext:value-type="float">
            <text:p>0.9037</text:p>
          </table:table-cell>
          <table:table-cell office:value-type="float" office:value="0.3648" calcext:value-type="float">
            <text:p>0.3648</text:p>
          </table:table-cell>
          <table:table-cell office:value-type="float" office:value="0.8527" calcext:value-type="float">
            <text:p>0.8527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wo-layer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Val_loss</text:p>
          </table:table-cell>
          <table:table-cell office:value-type="string" calcext:value-type="string">
            <text:p>Val_acc</text:p>
          </table:table-cell>
          <table:table-cell/>
        </table:table-row>
        <table:table-row table:style-name="ro1">
          <table:table-cell office:value-type="string" calcext:value-type="string">
            <text:p>Unit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779" calcext:value-type="float">
            <text:p>0.2779</text:p>
          </table:table-cell>
          <table:table-cell office:value-type="float" office:value="0.8052" calcext:value-type="float">
            <text:p>0.8052</text:p>
          </table:table-cell>
          <table:table-cell office:value-type="float" office:value="0.3748" calcext:value-type="float">
            <text:p>0.3748</text:p>
          </table:table-cell>
          <table:table-cell office:value-type="float" office:value="0.8392" calcext:value-type="float">
            <text:p>0.839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815" calcext:value-type="float">
            <text:p>0.2815</text:p>
          </table:table-cell>
          <table:table-cell office:value-type="float" office:value="0.8843" calcext:value-type="float">
            <text:p>0.8843</text:p>
          </table:table-cell>
          <table:table-cell office:value-type="float" office:value="0.356" calcext:value-type="float">
            <text:p>0.356</text:p>
          </table:table-cell>
          <table:table-cell office:value-type="float" office:value="0.8472" calcext:value-type="float">
            <text:p>0.847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643" calcext:value-type="float">
            <text:p>0.2643</text:p>
          </table:table-cell>
          <table:table-cell office:value-type="float" office:value="0.8914" calcext:value-type="float">
            <text:p>0.8914</text:p>
          </table:table-cell>
          <table:table-cell office:value-type="float" office:value="0.3459" calcext:value-type="float">
            <text:p>0.3459</text:p>
          </table:table-cell>
          <table:table-cell office:value-type="float" office:value="0.8523" calcext:value-type="float">
            <text:p>0.852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386" calcext:value-type="float">
            <text:p>0.2386</text:p>
          </table:table-cell>
          <table:table-cell office:value-type="float" office:value="0.9024" calcext:value-type="float">
            <text:p>0.9024</text:p>
          </table:table-cell>
          <table:table-cell office:value-type="float" office:value="0.3119" calcext:value-type="float">
            <text:p>0.3119</text:p>
          </table:table-cell>
          <table:table-cell office:value-type="float" office:value="0.8727" calcext:value-type="float">
            <text:p>0.872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856" calcext:value-type="float">
            <text:p>0.2856</text:p>
          </table:table-cell>
          <table:table-cell office:value-type="float" office:value="0.8813" calcext:value-type="float">
            <text:p>0.8813</text:p>
          </table:table-cell>
          <table:table-cell office:value-type="float" office:value="0.3473" calcext:value-type="float">
            <text:p>0.3473</text:p>
          </table:table-cell>
          <table:table-cell office:value-type="float" office:value="0.8526" calcext:value-type="float">
            <text:p>0.852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806" calcext:value-type="float">
            <text:p>0.2806</text:p>
          </table:table-cell>
          <table:table-cell office:value-type="float" office:value="0.884" calcext:value-type="float">
            <text:p>0.884</text:p>
          </table:table-cell>
          <table:table-cell office:value-type="float" office:value="0.3512" calcext:value-type="float">
            <text:p>0.3512</text:p>
          </table:table-cell>
          <table:table-cell office:value-type="float" office:value="0.8563" calcext:value-type="float">
            <text:p>0.856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377" calcext:value-type="float">
            <text:p>0.2377</text:p>
          </table:table-cell>
          <table:table-cell office:value-type="float" office:value="0.9043" calcext:value-type="float">
            <text:p>0.9043</text:p>
          </table:table-cell>
          <table:table-cell office:value-type="float" office:value="0.3525" calcext:value-type="float">
            <text:p>0.3525</text:p>
          </table:table-cell>
          <table:table-cell office:value-type="float" office:value="0.8554" calcext:value-type="float">
            <text:p>0.855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297" calcext:value-type="float">
            <text:p>0.2297</text:p>
          </table:table-cell>
          <table:table-cell office:value-type="float" office:value="0.907" calcext:value-type="float">
            <text:p>0.907</text:p>
          </table:table-cell>
          <table:table-cell office:value-type="float" office:value="0.4004" calcext:value-type="float">
            <text:p>0.4004</text:p>
          </table:table-cell>
          <table:table-cell office:value-type="float" office:value="0.8303" calcext:value-type="float">
            <text:p>0.830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779" calcext:value-type="float">
            <text:p>0.2779</text:p>
          </table:table-cell>
          <table:table-cell office:value-type="float" office:value="0.8852" calcext:value-type="float">
            <text:p>0.8852</text:p>
          </table:table-cell>
          <table:table-cell office:value-type="float" office:value="0.3748" calcext:value-type="float">
            <text:p>0.3748</text:p>
          </table:table-cell>
          <table:table-cell office:value-type="float" office:value="0.8392" calcext:value-type="float">
            <text:p>0.8392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lu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Val_loss</text:p>
          </table:table-cell>
          <table:table-cell office:value-type="string" calcext:value-type="string">
            <text:p>Val_acc</text:p>
          </table:table-cell>
          <table:table-cell/>
        </table:table-row>
        <table:table-row table:style-name="ro1">
          <table:table-cell office:value-type="string" calcext:value-type="string">
            <text:p>Unit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425" calcext:value-type="float">
            <text:p>0.6425</text:p>
          </table:table-cell>
          <table:table-cell office:value-type="float" office:value="0.6897" calcext:value-type="float">
            <text:p>0.6897</text:p>
          </table:table-cell>
          <table:table-cell office:value-type="float" office:value="0.6881" calcext:value-type="float">
            <text:p>0.6881</text:p>
          </table:table-cell>
          <table:table-cell office:value-type="float" office:value="0.5741" calcext:value-type="float">
            <text:p>0.574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6352" calcext:value-type="float">
            <text:p>7.6352</text:p>
          </table:table-cell>
          <table:table-cell office:value-type="float" office:value="0.5046" calcext:value-type="float">
            <text:p>0.5046</text:p>
          </table:table-cell>
          <table:table-cell office:value-type="float" office:value="7.7373" calcext:value-type="float">
            <text:p>7.7373</text:p>
          </table:table-cell>
          <table:table-cell office:value-type="float" office:value="0.4979" calcext:value-type="float">
            <text:p>0.497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6298" calcext:value-type="float">
            <text:p>0.6298</text:p>
          </table:table-cell>
          <table:table-cell office:value-type="float" office:value="0.6412" calcext:value-type="float">
            <text:p>0.6412</text:p>
          </table:table-cell>
          <table:table-cell office:value-type="float" office:value="0.6377" calcext:value-type="float">
            <text:p>0.6377</text:p>
          </table:table-cell>
          <table:table-cell office:value-type="float" office:value="0.6402" calcext:value-type="float">
            <text:p>0.6402</text:p>
          </table:table-cell>
          <table:table-cell office:value-type="string" calcext:value-type="string">
            <text:p>DNC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6447" calcext:value-type="float">
            <text:p>0.6447</text:p>
          </table:table-cell>
          <table:table-cell office:value-type="float" office:value="0.6252" calcext:value-type="float">
            <text:p>0.6252</text:p>
          </table:table-cell>
          <table:table-cell office:value-type="float" office:value="0.6651" calcext:value-type="float">
            <text:p>0.6651</text:p>
          </table:table-cell>
          <table:table-cell office:value-type="float" office:value="0.6038" calcext:value-type="float">
            <text:p>0.6038</text:p>
          </table:table-cell>
          <table:table-cell office:value-type="string" calcext:value-type="string">
            <text:p>DNC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RU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Val_loss</text:p>
          </table:table-cell>
          <table:table-cell office:value-type="string" calcext:value-type="string">
            <text:p>Val_acc</text:p>
          </table:table-cell>
          <table:table-cell/>
        </table:table-row>
        <table:table-row table:style-name="ro1">
          <table:table-cell office:value-type="string" calcext:value-type="string">
            <text:p>Unit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508" calcext:value-type="float">
            <text:p>0.2508</text:p>
          </table:table-cell>
          <table:table-cell office:value-type="float" office:value="0.8971" calcext:value-type="float">
            <text:p>0.8971</text:p>
          </table:table-cell>
          <table:table-cell office:value-type="float" office:value="0.3087" calcext:value-type="float">
            <text:p>0.3087</text:p>
          </table:table-cell>
          <table:table-cell office:value-type="float" office:value="0.8705" calcext:value-type="float">
            <text:p>0.870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432" calcext:value-type="float">
            <text:p>0.2432</text:p>
          </table:table-cell>
          <table:table-cell office:value-type="float" office:value="0.9013" calcext:value-type="float">
            <text:p>0.9013</text:p>
          </table:table-cell>
          <table:table-cell office:value-type="float" office:value="0.3012" calcext:value-type="float">
            <text:p>0.3012</text:p>
          </table:table-cell>
          <table:table-cell office:value-type="float" office:value="0.8723" calcext:value-type="float">
            <text:p>0.872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423" calcext:value-type="float">
            <text:p>0.2423</text:p>
          </table:table-cell>
          <table:table-cell office:value-type="float" office:value="0.9018" calcext:value-type="float">
            <text:p>0.9018</text:p>
          </table:table-cell>
          <table:table-cell office:value-type="float" office:value="0.304" calcext:value-type="float">
            <text:p>0.304</text:p>
          </table:table-cell>
          <table:table-cell office:value-type="float" office:value="0.872" calcext:value-type="float">
            <text:p>0.87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281" calcext:value-type="float">
            <text:p>0.2281</text:p>
          </table:table-cell>
          <table:table-cell office:value-type="float" office:value="0.9089" calcext:value-type="float">
            <text:p>0.9089</text:p>
          </table:table-cell>
          <table:table-cell office:value-type="float" office:value="0.3027" calcext:value-type="float">
            <text:p>0.3027</text:p>
          </table:table-cell>
          <table:table-cell office:value-type="float" office:value="0.8733" calcext:value-type="float">
            <text:p>0.8733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timizers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Val_loss</text:p>
          </table:table-cell>
          <table:table-cell office:value-type="string" calcext:value-type="string">
            <text:p>Val_acc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dam</text:p>
          </table:table-cell>
          <table:table-cell office:value-type="float" office:value="0.307" calcext:value-type="float">
            <text:p>0.307</text:p>
          </table:table-cell>
          <table:table-cell office:value-type="float" office:value="0.8711" calcext:value-type="float">
            <text:p>0.8711</text:p>
          </table:table-cell>
          <table:table-cell office:value-type="float" office:value="0.3467" calcext:value-type="float">
            <text:p>0.3467</text:p>
          </table:table-cell>
          <table:table-cell office:value-type="float" office:value="0.8479" calcext:value-type="float">
            <text:p>0.8479</text:p>
          </table:table-cell>
          <table:table-cell table:style-name="ce5"/>
        </table:table-row>
        <table:table-row table:style-name="ro1">
          <table:table-cell office:value-type="string" calcext:value-type="string">
            <text:p>rmsrop</text:p>
          </table:table-cell>
          <table:table-cell office:value-type="float" office:value="0.2693" calcext:value-type="float">
            <text:p>0.2693</text:p>
          </table:table-cell>
          <table:table-cell office:value-type="float" office:value="0.8697" calcext:value-type="float">
            <text:p>0.8697</text:p>
          </table:table-cell>
          <table:table-cell office:value-type="float" office:value="0.459" calcext:value-type="float">
            <text:p>0.459</text:p>
          </table:table-cell>
          <table:table-cell office:value-type="float" office:value="0.8111" calcext:value-type="float">
            <text:p>0.8111</text:p>
          </table:table-cell>
          <table:table-cell/>
        </table:table-row>
        <table:table-row table:style-name="ro1">
          <table:table-cell office:value-type="string" calcext:value-type="string">
            <text:p>adamax</text:p>
          </table:table-cell>
          <table:table-cell office:value-type="float" office:value="0.3614" calcext:value-type="float">
            <text:p>0.3614</text:p>
          </table:table-cell>
          <table:table-cell table:style-name="ce4" office:value-type="float" office:value="0.8423" calcext:value-type="float">
            <text:p>0.8423</text:p>
          </table:table-cell>
          <table:table-cell office:value-type="float" office:value="0.381" calcext:value-type="float">
            <text:p>0.381</text:p>
          </table:table-cell>
          <table:table-cell office:value-type="float" office:value="0.8313" calcext:value-type="float">
            <text:p>0.8313</text:p>
          </table:table-cell>
          <table:table-cell/>
        </table:table-row>
        <table:table-row table:style-name="ro1">
          <table:table-cell office:value-type="string" calcext:value-type="string">
            <text:p>nadam</text:p>
          </table:table-cell>
          <table:table-cell office:value-type="float" office:value="0.2204" calcext:value-type="float">
            <text:p>0.2204</text:p>
          </table:table-cell>
          <table:table-cell office:value-type="float" office:value="0.9118" calcext:value-type="float">
            <text:p>0.9118</text:p>
          </table:table-cell>
          <table:table-cell office:value-type="float" office:value="0.3552" calcext:value-type="float">
            <text:p>0.3552</text:p>
          </table:table-cell>
          <table:table-cell office:value-type="float" office:value="0.8493" calcext:value-type="float">
            <text:p>0.8493</text:p>
          </table:table-cell>
          <table:table-cell table:style-name="ce4"/>
        </table:table-row>
        <table:table-row table:style-name="ro1">
          <table:table-cell office:value-type="string" calcext:value-type="string">
            <text:p>adadelta</text:p>
          </table:table-cell>
          <table:table-cell office:value-type="float" office:value="0.9021" calcext:value-type="float">
            <text:p>0.9021</text:p>
          </table:table-cell>
          <table:table-cell office:value-type="float" office:value="0.5002" calcext:value-type="float">
            <text:p>0.5002</text:p>
          </table:table-cell>
          <table:table-cell office:value-type="float" office:value="0.8835" calcext:value-type="float">
            <text:p>0.8835</text:p>
          </table:table-cell>
          <table:table-cell office:value-type="float" office:value="0.5037" calcext:value-type="float">
            <text:p>0.5037</text:p>
          </table:table-cell>
          <table:table-cell/>
        </table:table-row>
        <table:table-row table:style-name="ro1">
          <table:table-cell office:value-type="string" calcext:value-type="string">
            <text:p>sgd</text:p>
          </table:table-cell>
          <table:table-cell office:value-type="float" office:value="0.6176" calcext:value-type="float">
            <text:p>0.6176</text:p>
          </table:table-cell>
          <table:table-cell office:value-type="float" office:value="0.6543" calcext:value-type="float">
            <text:p>0.6543</text:p>
          </table:table-cell>
          <table:table-cell office:value-type="float" office:value="0.6102" calcext:value-type="float">
            <text:p>0.6102</text:p>
          </table:table-cell>
          <table:table-cell office:value-type="float" office:value="0.6736" calcext:value-type="float">
            <text:p>0.6736</text:p>
          </table:table-cell>
          <table:table-cell table:style-name="ce4"/>
        </table:table-row>
        <table:table-row table:style-name="ro1">
          <table:table-cell office:value-type="string" calcext:value-type="string">
            <text:p>adgrad</text:p>
          </table:table-cell>
          <table:table-cell office:value-type="float" office:value="0.6559" calcext:value-type="float">
            <text:p>0.6559</text:p>
          </table:table-cell>
          <table:table-cell office:value-type="float" office:value="0.6156" calcext:value-type="float">
            <text:p>0.6156</text:p>
          </table:table-cell>
          <table:table-cell office:value-type="float" office:value="0.655" calcext:value-type="float">
            <text:p>0.655</text:p>
          </table:table-cell>
          <table:table-cell office:value-type="float" office:value="0.6189" calcext:value-type="float">
            <text:p>0.6189</text:p>
          </table:table-cell>
          <table:table-cell table:style-name="ce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4T09:52:56.941521211</meta:creation-date>
    <meta:generator>LibreOffice/6.4.6.2$Linux_X86_64 LibreOffice_project/40$Build-2</meta:generator>
    <dc:date>2020-11-14T11:21:07.420272738</dc:date>
    <meta:editing-duration>PT20M3S</meta:editing-duration>
    <meta:editing-cycles>3</meta:editing-cycles>
    <meta:document-statistic meta:table-count="2" meta:cell-count="428" meta:object-count="0"/>
  </office:meta>
</office:document-meta>
</file>